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90000004F6330C6619690EA06.png" manifest:media-type="image/png"/>
  <manifest:file-entry manifest:full-path="Pictures/100002010000005D0000006A551DA5D7624CBE0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text-properties style:font-name="Arial" fo:font-size="9pt" style:font-name-asian="Arial1" style:font-size-asian="9pt" style:font-name-complex="Arial1" style:font-size-complex="9pt"/>
    </style:style>
    <style:style style:name="P3" style:family="paragraph" style:parent-style-name="Standard">
      <style:paragraph-properties fo:orphans="2" fo:widows="2"/>
      <style:text-properties style:font-name="Arial" fo:font-size="7pt" style:font-name-asian="Arial1" style:font-size-asian="7pt" style:font-name-complex="Arial1" style:font-size-complex="7pt"/>
    </style:style>
    <style:style style:name="P4" style:family="paragraph" style:parent-style-name="Standard">
      <style:paragraph-properties fo:orphans="2" fo:widows="2"/>
      <style:text-properties style:font-name="Arial" fo:font-size="10pt" style:font-name-asian="Arial1" style:font-size-asian="10pt" style:font-name-complex="Arial1" style:font-size-complex="10pt"/>
    </style:style>
    <style:style style:name="P5" style:family="paragraph" style:parent-style-name="Standard">
      <style:text-properties style:font-name="Arial" fo:font-size="10pt" fo:font-weight="bold" style:font-name-asian="Arial1" style:font-size-asian="10pt" style:font-weight-asian="bold" style:font-name-complex="Arial1" style:font-size-complex="10pt"/>
    </style:style>
    <style:style style:name="P6" style:family="paragraph" style:parent-style-name="Standard">
      <style:paragraph-properties fo:text-align="end" style:justify-single-word="false"/>
      <style:text-properties style:font-name="Arial" fo:font-size="8pt" fo:font-weight="bold" style:font-name-asian="Arial1" style:font-size-asian="8pt" style:font-weight-asian="bold" style:font-name-complex="Arial1" style:font-size-complex="8pt"/>
    </style:style>
    <style:style style:name="P7" style:family="paragraph" style:parent-style-name="Standard">
      <style:paragraph-properties fo:orphans="2" fo:widows="2"/>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fo:margin-left="0.3154in" fo:margin-right="0in" fo:margin-top="0in" fo:margin-bottom="0.0835in" loext:contextual-spacing="false" fo:line-height="100%" fo:text-align="start" style:justify-single-word="false" fo:keep-together="auto" fo:orphans="0" fo:widows="0" fo:text-indent="-0.2756in" style:auto-text-indent="false" fo:padding="0in" fo:border="none" fo:keep-with-next="auto"/>
    </style:style>
    <style:style style:name="P11" style:family="paragraph" style:parent-style-name="Standard" style:master-page-name="First_20_Page">
      <style:paragraph-properties fo:margin-left="0.3154in" fo:margin-right="0in" fo:margin-top="0in" fo:margin-bottom="0.0835in" loext:contextual-spacing="false" fo:line-height="100%" fo:text-align="start" style:justify-single-word="false" fo:keep-together="auto" fo:orphans="0" fo:widows="0" fo:text-indent="-0.2756in" style:auto-text-indent="false" style:page-number="1" fo:padding="0in" fo:border="none" fo:keep-with-next="auto"/>
    </style:style>
    <style:style style:name="P12"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3"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4" style:family="paragraph" style:parent-style-name="Standard" style:list-style-name="WWNum2">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15" style:family="paragraph" style:parent-style-name="Standard" style:list-style-name="WWNum1">
      <style:paragraph-properties fo:margin-left="0.5in" fo:margin-right="0in" fo:margin-top="0in" fo:margin-bottom="0.0835in" loext:contextual-spacing="false" fo:line-height="115%" fo:text-align="start" style:justify-single-word="false" fo:keep-together="auto" fo:orphans="0" fo:widows="0" fo:text-indent="-0.25in" style:auto-text-indent="false" fo:padding="0in" fo:border="none" fo:keep-with-next="auto"/>
    </style:style>
    <style:style style:name="P16" style:family="paragraph" style:parent-style-name="Standard">
      <loext:graphic-properties draw:fill="solid" draw:fill-color="#1e1e1e"/>
      <style:paragraph-properties fo:margin-left="0.3154in" fo:margin-right="0in" fo:line-height="135%" fo:text-indent="-0.2756in" style:auto-text-indent="false" fo:background-color="#1e1e1e"/>
    </style:style>
    <style:style style:name="P17" style:family="paragraph" style:parent-style-name="Standard">
      <loext:graphic-properties draw:fill="solid" draw:fill-color="#1e1e1e"/>
      <style:paragraph-properties fo:margin-left="0.3154in" fo:margin-right="0in" fo:line-height="135%" fo:text-indent="-0.2756in" style:auto-text-indent="false" fo:background-color="#1e1e1e"/>
      <style:text-properties fo:color="#d4d4d4" style:font-name="Courier New" fo:font-weight="bold" style:font-name-asian="Courier New1" style:font-weight-asian="bold" style:font-name-complex="Courier New1"/>
    </style:style>
    <style:style style:name="P18" style:family="paragraph" style:parent-style-name="Standard">
      <loext:graphic-properties draw:fill="solid" draw:fill-color="#1e1e1e"/>
      <style:paragraph-properties fo:margin-left="0.3154in" fo:margin-right="0in" fo:margin-top="0in" fo:margin-bottom="0in" loext:contextual-spacing="false" fo:line-height="115%" fo:text-indent="-0.2756in" style:auto-text-indent="false" fo:background-color="#1e1e1e"/>
      <style:text-properties fo:color="#808080" style:font-name="Courier New" fo:font-weight="bold" style:font-name-asian="Courier New1" style:font-weight-asian="bold" style:font-name-complex="Courier New1"/>
    </style:style>
    <style:style style:name="P19" style:family="paragraph" style:parent-style-name="Standard">
      <loext:graphic-properties draw:fill="solid" draw:fill-color="#1e1e1e"/>
      <style:paragraph-properties fo:margin-left="0.3154in" fo:margin-right="0in" fo:margin-top="0in" fo:margin-bottom="0in" loext:contextual-spacing="false" fo:line-height="115%" fo:text-indent="-0.2756in" style:auto-text-indent="false" fo:background-color="#1e1e1e"/>
      <style:text-properties fo:color="#d4d4d4" style:font-name="Courier New" fo:font-weight="bold" style:font-name-asian="Courier New1" style:font-weight-asian="bold" style:font-name-complex="Courier New1"/>
    </style:style>
    <style:style style:name="P20" style:family="paragraph" style:parent-style-name="Standard">
      <style:paragraph-properties fo:margin-left="0.3154in" fo:margin-right="0in" fo:margin-top="0in" fo:margin-bottom="0.0835in" loext:contextual-spacing="false" fo:line-height="100%" fo:text-indent="-0.2756in" style:auto-text-indent="false"/>
    </style:style>
    <style:style style:name="P21" style:family="paragraph" style:parent-style-name="Standard">
      <style:paragraph-properties fo:margin-left="0.1965in" fo:margin-right="0in" fo:margin-top="0in" fo:margin-bottom="0.0835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0835in" loext:contextual-spacing="false" fo:line-height="115%" fo:text-align="start" style:justify-single-word="false" fo:keep-together="auto" fo:orphans="0" fo:widows="0" fo:text-indent="0in" style:auto-text-indent="false" fo:padding="0in" fo:border="none" fo:keep-with-next="auto"/>
      <style:text-properties fo:font-size="11pt" style:font-size-asian="11pt" style:font-size-complex="11pt"/>
    </style:style>
    <style:style style:name="P23" style:family="paragraph" style:parent-style-name="Standard">
      <style:paragraph-properties fo:margin-left="0.1965in" fo:margin-right="0in" fo:margin-top="0in" fo:margin-bottom="0.0835in" loext:contextual-spacing="false" fo:line-height="115%" fo:text-indent="0in" style:auto-text-indent="false"/>
    </style:style>
    <style:style style:name="P24" style:family="paragraph" style:parent-style-name="Standard">
      <style:paragraph-properties fo:margin-left="0.1965in" fo:margin-right="0in" fo:margin-top="0in" fo:margin-bottom="0.0835in" loext:contextual-spacing="false" fo:line-height="115%" fo:text-indent="0in" style:auto-text-indent="false"/>
      <style:text-properties fo:font-size="11pt" style:font-size-asian="11pt" style:font-size-complex="11pt"/>
    </style:style>
    <style:style style:name="P25" style:family="paragraph" style:parent-style-name="Standard">
      <style:paragraph-properties fo:margin-left="0.3543in" fo:margin-right="0in" fo:margin-top="0in" fo:margin-bottom="0.0835in" loext:contextual-spacing="false" fo:line-height="100%" fo:text-align="start" style:justify-single-word="false" fo:keep-together="auto" fo:orphans="0" fo:widows="0" fo:text-indent="-0.2756in" style:auto-text-indent="false" fo:padding="0in" fo:border="none" fo:keep-with-next="auto"/>
      <style:text-properties fo:font-weight="bold" style:font-weight-asian="bold"/>
    </style:style>
    <style:style style:name="P26" style:family="paragraph" style:parent-style-name="Standard">
      <style:paragraph-properties fo:margin-left="0.3543in" fo:margin-right="0in" fo:margin-top="0in" fo:margin-bottom="0.0835in" loext:contextual-spacing="false" fo:line-height="100%" fo:text-align="start" style:justify-single-word="false" fo:keep-together="auto" fo:orphans="0" fo:widows="0" fo:text-indent="-0.2756in" style:auto-text-indent="false" fo:padding="0in" fo:border="none" fo:keep-with-next="auto"/>
    </style:style>
    <style:style style:name="P27"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28" style:family="paragraph" style:parent-style-name="Standard" style:list-style-name="WWNum1">
      <style:paragraph-properties fo:margin-left="0.5in" fo:margin-right="0in" fo:margin-top="0in" fo:margin-bottom="0.0835in" loext:contextual-spacing="false" fo:line-height="115%" fo:text-indent="-0.25in" style:auto-text-indent="false"/>
    </style:style>
    <style:style style:name="P29" style:family="paragraph" style:parent-style-name="Standard">
      <style:paragraph-properties fo:margin-top="0in" fo:margin-bottom="0.0835in" loext:contextual-spacing="false" fo:line-height="115%"/>
      <style:text-properties fo:font-size="11pt" style:font-size-asian="11pt" style:font-size-complex="11pt"/>
    </style:style>
    <style:style style:name="P30" style:family="paragraph" style:parent-style-name="Standard">
      <style:paragraph-properties fo:margin-left="0.3543in" fo:margin-right="0in" fo:margin-top="0in" fo:margin-bottom="0.0835in" loext:contextual-spacing="false" fo:line-height="100%" fo:text-indent="-0.2756in" style:auto-text-indent="false"/>
      <style:text-properties fo:font-weight="bold" style:font-weight-asian="bold"/>
    </style:style>
    <style:style style:name="P31" style:family="paragraph" style:parent-style-name="Standard">
      <style:paragraph-properties fo:margin-left="0.3543in" fo:margin-right="0in" fo:margin-top="0in" fo:margin-bottom="0.0835in" loext:contextual-spacing="false" fo:line-height="100%" fo:text-indent="-0.2756in" style:auto-text-indent="false"/>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T1" style:family="text">
      <style:text-properties fo:font-weight="bold" style:font-weight-asian="bold"/>
    </style:style>
    <style:style style:name="T2" style:family="text">
      <style:text-properties style:text-underline-style="none" fo:font-weight="bold" style:font-weight-asian="bold"/>
    </style:style>
    <style:style style:name="T3" style:family="text">
      <style:text-properties fo:color="#808080" style:font-name="Courier New" fo:font-weight="bold" style:font-name-asian="Courier New1" style:font-weight-asian="bold" style:font-name-complex="Courier New1"/>
    </style:style>
    <style:style style:name="T4" style:family="text">
      <style:text-properties fo:color="#569cd6" style:font-name="Courier New" fo:font-weight="bold" style:font-name-asian="Courier New1" style:font-weight-asian="bold" style:font-name-complex="Courier New1"/>
    </style:style>
    <style:style style:name="T5" style:family="text">
      <style:text-properties fo:color="#9cdcfe" style:font-name="Courier New" fo:font-weight="bold" style:font-name-asian="Courier New1" style:font-weight-asian="bold" style:font-name-complex="Courier New1"/>
    </style:style>
    <style:style style:name="T6" style:family="text">
      <style:text-properties fo:color="#d4d4d4" style:font-name="Courier New" fo:font-weight="bold" style:font-name-asian="Courier New1" style:font-weight-asian="bold" style:font-name-complex="Courier New1"/>
    </style:style>
    <style:style style:name="T7" style:family="text">
      <style:text-properties fo:color="#d4d4d4" style:font-name="Courier New" fo:font-size="10.5pt" fo:font-weight="bold" style:font-name-asian="Courier New1" style:font-size-asian="10.5pt" style:font-weight-asian="bold" style:font-name-complex="Courier New1" style:font-size-complex="10.5pt"/>
    </style:style>
    <style:style style:name="T8" style:family="text">
      <style:text-properties fo:color="#ce9178" style:font-name="Courier New" fo:font-weight="bold" style:font-name-asian="Courier New1" style:font-weight-asian="bold" style:font-name-complex="Courier New1"/>
    </style:style>
    <style:style style:name="T9" style:family="text">
      <style:text-properties fo:color="#6a9955" style:font-name="Courier New" fo:font-weight="bold" style:font-name-asian="Courier New1" style:font-weight-asian="bold" style:font-name-complex="Courier New1"/>
    </style:style>
    <style:style style:name="T10"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14"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15" style:family="text">
      <style:text-properties fo:font-size="11pt" style:font-size-asian="11pt" style:font-size-complex="11pt"/>
    </style:style>
    <style:style style:name="T16" style:family="text">
      <style:text-properties fo:font-size="11pt" style:text-underline-style="none" style:font-size-asian="11pt" style:font-size-complex="11pt"/>
    </style:style>
    <style:style style:name="T17" style:family="text">
      <style:text-properties fo:font-size="11pt" fo:font-weight="bold" style:font-size-asian="11pt" style:font-weight-asian="bold" style:font-size-complex="11pt"/>
    </style:style>
    <style:style style:name="T18" style:family="text">
      <style:text-properties style:font-name="Arial" fo:font-size="10pt" style:font-name-asian="Arial1" style:font-size-asian="10pt" style:font-name-complex="Arial1" style:font-size-complex="10pt"/>
    </style:style>
    <style:style style:name="T19" style:family="text">
      <style:text-properties style:font-name="Arial" fo:font-size="10pt" fo:font-weight="bold" style:font-name-asian="Arial1" style:font-size-asian="10pt" style:font-weight-asian="bold" style:font-name-complex="Arial1" style:font-size-complex="10pt"/>
    </style:style>
    <style:style style:name="T20" style:family="text">
      <style:text-properties style:font-name="Arial" fo:font-size="11pt" fo:font-weight="bold" style:font-name-asian="Arial1" style:font-size-asian="11pt" style:font-weight-asian="bold" style:font-name-complex="Arial1" style:font-size-complex="11pt"/>
    </style:style>
    <style:style style:name="T21" style:family="text">
      <style:text-properties style:font-name="Arial" fo:font-size="7pt" style:font-name-asian="Arial1" style:font-size-asian="7pt" style:font-name-complex="Arial1" style:font-size-complex="7pt"/>
    </style:style>
    <style:style style:name="T22" style:family="text">
      <style:text-properties style:font-name="Arial" fo:font-size="8pt" fo:font-weight="bold" style:font-name-asian="Arial1" style:font-size-asian="8pt" style:font-weight-asian="bold" style:font-name-complex="Arial1" style:font-size-complex="8pt"/>
    </style:style>
    <style:style style:name="T23" style:family="text">
      <style:text-properties fo:color="#000080" style:font-name="Arial" fo:font-size="7pt" style:text-underline-style="solid" style:text-underline-width="auto" style:text-underline-color="font-color" fo:font-weight="bold" style:font-name-asian="Arial1" style:font-size-asian="7pt" style:font-weight-asian="bold" style:font-name-complex="Arial1" style:font-size-complex="7pt"/>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Notes importants a llegir abans de començar l’ examen:</text:span></text:p>
      <text:list xml:id="list1353657704" text:style-name="WWNum2">
        <text:list-item>
          <text:p text:style-name="P12"><text:span text:style-name="T1">Llegeix atentament tot l’exercici</text:span></text:p>
        </text:list-item>
        <text:list-item>
          <text:p text:style-name="P12"><text:span text:style-name="T1">Per a tots els exercicis, l’espai de noms base ha de ser http://www.nomcognom1.edu/RecuNF3. Per exemple, si el teu nom sencer és Bob Esponja, l’espai de noms base ha de ser http://www.bobesponja.edu/RecuNF3</text:span></text:p>
        </text:list-item>
        <text:list-item>
          <text:p text:style-name="P12"><text:span text:style-name="T1">Enganxa en aquest document la solució a l’exercici. A més hauràs d’entregar l’enllaç al Github amb tots els documents que hagis creat. Recorda fer un commit cada vegada que acabis un exercici, necessito que quedi clar com ha anat evolucionant la resolució de l’exercici</text:span></text:p>
        </text:list-item>
        <text:list-item>
          <text:p text:style-name="P14"><text:span text:style-name="T1">CN significa que heu de substituir-ho per les inicials del vostre Cognom i Nom, respectivament, per exemple, si el teu nom és Bob i el teu cognom és Esponja, CN seria EB</text:span></text:p>
        </text:list-item>
      </text:list>
      <text:p text:style-name="P10"/>
      <text:p text:style-name="P10">Donat el següent document XML (recorda que CN són les inicials del teu primer cognom i del teu nom, respectivament:</text:p>
      <text:p text:style-name="P16"><text:span text:style-name="T3">&lt;?</text:span><text:span text:style-name="T4">xml</text:span><text:span text:style-name="T5"> version</text:span><text:span text:style-name="T6">=</text:span><text:span text:style-name="T8">"1.0"</text:span><text:span text:style-name="T5"> encoding</text:span><text:span text:style-name="T6">=</text:span><text:span text:style-name="T8">"UTF-8"</text:span><text:span text:style-name="T3">?&gt;</text:span></text:p>
      <text:p text:style-name="P16"><text:span text:style-name="T9">&lt;!-- Els atributs mostrats són obligatoris--&gt;</text:span></text:p>
      <text:p text:style-name="P16"><text:span text:style-name="T3">&lt;</text:span><text:span text:style-name="T4">championships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02"</text:span><text:span text:style-name="T6"> </text:span><text:span text:style-name="T5">points</text:span><text:span text:style-name="T6">=</text:span><text:span text:style-name="T8">"564"</text:span><text:span text:style-name="T3">&gt;</text:span><text:span text:style-name="T6">Repsol Hond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03"</text:span><text:span text:style-name="T6"> </text:span><text:span text:style-name="T5">points</text:span><text:span text:style-name="T6">=</text:span><text:span text:style-name="T8">"487"</text:span><text:span text:style-name="T3">&gt;</text:span><text:span text:style-name="T6">Repsol Hond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04"</text:span><text:span text:style-name="T6"> </text:span><text:span text:style-name="T5">points</text:span><text:span text:style-name="T6">=</text:span><text:span text:style-name="T8">"421"</text:span><text:span text:style-name="T3">&gt;</text:span><text:span text:style-name="T6">Gauloises Yamah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05"</text:span><text:span text:style-name="T6"> </text:span><text:span text:style-name="T5">points</text:span><text:span text:style-name="T6">=</text:span><text:span text:style-name="T8">"546"</text:span><text:span text:style-name="T3">&gt;</text:span><text:span text:style-name="T6">Gauloises Yamah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06"</text:span><text:span text:style-name="T6"> </text:span><text:span text:style-name="T5">points</text:span><text:span text:style-name="T6">=</text:span><text:span text:style-name="T8">"467"</text:span><text:span text:style-name="T3">&gt;</text:span><text:span text:style-name="T6">Repsol Hond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07"</text:span><text:span text:style-name="T6"> </text:span><text:span text:style-name="T5">points</text:span><text:span text:style-name="T6">=</text:span><text:span text:style-name="T8">"533"</text:span><text:span text:style-name="T3">&gt;</text:span><text:span text:style-name="T6">Ducati Marlboro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08"</text:span><text:span text:style-name="T6"> </text:span><text:span text:style-name="T5">points</text:span><text:span text:style-name="T6">=</text:span><text:span text:style-name="T8">"563"</text:span><text:span text:style-name="T3">&gt;</text:span><text:span text:style-name="T6">Fiat Yamah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09"</text:span><text:span text:style-name="T6"> </text:span><text:span text:style-name="T5">points</text:span><text:span text:style-name="T6">=</text:span><text:span text:style-name="T8">"567"</text:span><text:span text:style-name="T3">&gt;</text:span><text:span text:style-name="T6">Fiat Yamah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10"</text:span><text:span text:style-name="T6"> </text:span><text:span text:style-name="T5">points</text:span><text:span text:style-name="T6">=</text:span><text:span text:style-name="T8">"617"</text:span><text:span text:style-name="T3">&gt;</text:span><text:span text:style-name="T6">Fiat Yamah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11"</text:span><text:span text:style-name="T6"> </text:span><text:span text:style-name="T5">points</text:span><text:span text:style-name="T6">=</text:span><text:span text:style-name="T8">"682"</text:span><text:span text:style-name="T3">&gt;</text:span><text:span text:style-name="T6">Repsol Hond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12"</text:span><text:span text:style-name="T6"> </text:span><text:span text:style-name="T5">points</text:span><text:span text:style-name="T6">=</text:span><text:span text:style-name="T8">"603"</text:span><text:span text:style-name="T3">&gt;</text:span><text:span text:style-name="T6">Yamaha Factory Racing</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13"</text:span><text:span text:style-name="T6"> </text:span><text:span text:style-name="T5">points</text:span><text:span text:style-name="T6">=</text:span><text:span text:style-name="T8">"634"</text:span><text:span text:style-name="T3">&gt;</text:span><text:span text:style-name="T6">Repsol Hond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14"</text:span><text:span text:style-name="T6"> </text:span><text:span text:style-name="T5">points</text:span><text:span text:style-name="T6">=</text:span><text:span text:style-name="T8">"608"</text:span><text:span text:style-name="T3">&gt;</text:span><text:span text:style-name="T6">Repsol Hond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15"</text:span><text:span text:style-name="T6"> </text:span><text:span text:style-name="T5">points</text:span><text:span text:style-name="T6">=</text:span><text:span text:style-name="T8">"655"</text:span><text:span text:style-name="T3">&gt;</text:span><text:span text:style-name="T6">Yamaha Factory Racing</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16"</text:span><text:span text:style-name="T6"> </text:span><text:span text:style-name="T5">points</text:span><text:span text:style-name="T6">=</text:span><text:span text:style-name="T8">"482"</text:span><text:span text:style-name="T3">&gt;</text:span><text:span text:style-name="T6">Yamaha Factory Racing</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17"</text:span><text:span text:style-name="T6"> </text:span><text:span text:style-name="T5">points</text:span><text:span text:style-name="T6">=</text:span><text:span text:style-name="T8">"508"</text:span><text:span text:style-name="T3">&gt;</text:span><text:span text:style-name="T6">Repsol Hond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18"</text:span><text:span text:style-name="T6"> </text:span><text:span text:style-name="T5">points</text:span><text:span text:style-name="T6">=</text:span><text:span text:style-name="T8">"438"</text:span><text:span text:style-name="T3">&gt;</text:span><text:span text:style-name="T6">Repsol Hond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19"</text:span><text:span text:style-name="T6"> </text:span><text:span text:style-name="T5">points</text:span><text:span text:style-name="T6">=</text:span><text:span text:style-name="T8">"458"</text:span><text:span text:style-name="T3">&gt;</text:span><text:span text:style-name="T6">Repsol Honda Team</text:span><text:span text:style-name="T3">&lt;/</text:span><text:span text:style-name="T4">championshipCN</text:span><text:span text:style-name="T3">&gt;</text:span></text:p>
      <text:p text:style-name="P16"><text:span text:style-name="T6"><text:s text:c="2"/></text:span><text:span text:style-name="T3">&lt;</text:span><text:span text:style-name="T4">championshipCN</text:span><text:span text:style-name="T6"> </text:span><text:span text:style-name="T5">year</text:span><text:span text:style-name="T6">=</text:span><text:span text:style-name="T8">"2020"</text:span><text:span text:style-name="T6"> </text:span><text:span text:style-name="T5">points</text:span><text:span text:style-name="T6">=</text:span><text:span text:style-name="T8">"487"</text:span><text:span text:style-name="T3">&gt;</text:span><text:span text:style-name="T6">Team SUZUKI ECSTAR</text:span><text:span text:style-name="T3">&lt;/</text:span><text:span text:style-name="T4">championshipCN</text:span><text:span text:style-name="T3">&gt;</text:span></text:p>
      <text:p text:style-name="P16"><text:span text:style-name="T3">&lt;/</text:span><text:span text:style-name="T4">championshipsCN</text:span><text:span text:style-name="T3">&gt;</text:span><text:span text:style-name="T6"> <text:s/></text:span></text:p>
      <text:p text:style-name="P18"/>
      <text:p text:style-name="P10"/>
      <text:p text:style-name="P10">I les següents especificacions per a tipus de dades:</text:p>
      <text:p text:style-name="P10"/>
      <text:p text:style-name="P16"><text:span text:style-name="T7"><text:s/></text:span><text:span text:style-name="T3">&lt;</text:span><text:span text:style-name="T4">xs:complexType</text:span><text:span text:style-name="T6"> </text:span><text:span text:style-name="T5">name</text:span><text:span text:style-name="T6">=</text:span><text:span text:style-name="T8">"championshipDescCN"</text:span><text:span text:style-name="T3">&gt;</text:span></text:p>
      <text:p text:style-name="P16"><text:span text:style-name="T6"><text:s text:c="3"/></text:span><text:span text:style-name="T3">&lt;</text:span><text:span text:style-name="T4">xs:simpleContent</text:span><text:span text:style-name="T3">&gt;</text:span></text:p>
      <text:p text:style-name="P16"><text:span text:style-name="T6"><text:s text:c="5"/></text:span><text:span text:style-name="T3">&lt;</text:span><text:span text:style-name="T4">xs:extension</text:span><text:span text:style-name="T6"> </text:span><text:span text:style-name="T5">base</text:span><text:span text:style-name="T6">=</text:span><text:span text:style-name="T8">"teamCN"</text:span><text:span text:style-name="T3">&gt;</text:span></text:p>
      <text:p text:style-name="P16"><text:span text:style-name="T6"><text:s text:c="7"/></text:span><text:span text:style-name="T3">&lt;</text:span><text:span text:style-name="T4">xs:attribute</text:span><text:span text:style-name="T6"> </text:span><text:span text:style-name="T5">name</text:span><text:span text:style-name="T6">=</text:span><text:span text:style-name="T8">"XXX"</text:span><text:span text:style-name="T6"> </text:span><text:span text:style-name="T5">type</text:span><text:span text:style-name="T6">=</text:span><text:span text:style-name="T8">"yearCN"</text:span><text:span text:style-name="T3">/&gt;</text:span></text:p>
      <text:p text:style-name="P16"><text:span text:style-name="T6"><text:s text:c="7"/></text:span><text:span text:style-name="T3">&lt;</text:span><text:span text:style-name="T4">xs:attribute</text:span><text:span text:style-name="T6"> </text:span><text:span text:style-name="T5">name</text:span><text:span text:style-name="T6">=</text:span><text:span text:style-name="T8">"YYY"</text:span><text:span text:style-name="T6"> </text:span><text:span text:style-name="T5">type</text:span><text:span text:style-name="T6">=</text:span><text:span text:style-name="T8">"pointCN"</text:span><text:span text:style-name="T3">/&gt;</text:span></text:p>
      <text:p text:style-name="P16"><text:span text:style-name="T6"><text:s text:c="5"/></text:span><text:span text:style-name="T3">&lt;/</text:span><text:span text:style-name="T4">xs:extension</text:span><text:span text:style-name="T3">&gt;</text:span></text:p>
      <text:p text:style-name="P16"><text:span text:style-name="T6"><text:s text:c="3"/></text:span><text:span text:style-name="T3">&lt;/</text:span><text:span text:style-name="T4">xs:simpleContent</text:span><text:span text:style-name="T3">&gt;</text:span></text:p>
      <text:p text:style-name="P16"><text:span text:style-name="T6"><text:s/></text:span><text:span text:style-name="T3">&lt;/</text:span><text:span text:style-name="T4">xs:complexType</text:span><text:span text:style-name="T3">&gt;</text:span></text:p>
      <text:p text:style-name="P17"/>
      <text:p text:style-name="P16"><text:span text:style-name="T6"><text:s/></text:span><text:span text:style-name="T9">&lt;!-- Tipus de dada simple de tipus text que</text:span></text:p>
      <text:p text:style-name="P16"><text:span text:style-name="T9"><text:s text:c="3"/>només admet els valors 'Gauloises Yamaha Team',</text:span></text:p>
      <text:p text:style-name="P16"><text:span text:style-name="T9"><text:s text:c="3"/>'Ducati Marlboro Team', 'Fiat Yamaha Team',</text:span></text:p>
      <text:p text:style-name="P16"><text:span text:style-name="T9"><text:s text:c="3"/>'Yamaha Factory Racing', 'Repsol Honda Team',</text:span></text:p>
      <text:p text:style-name="P16"><text:span text:style-name="T9"><text:s text:c="3"/>'Team SUZUKI ECSTAR'--&gt;</text:span></text:p>
      <text:p text:style-name="P16"><text:span text:style-name="T6"><text:s/></text:span><text:span text:style-name="T3">&lt;</text:span><text:span text:style-name="T4">xs:simpleType</text:span><text:span text:style-name="T6"> </text:span><text:span text:style-name="T5">name</text:span><text:span text:style-name="T6">=</text:span><text:span text:style-name="T8">"teamCN"</text:span><text:span text:style-name="T3">&gt;</text:span></text:p>
      <text:p text:style-name="P16"><text:span text:style-name="T6"><text:s/></text:span><text:span text:style-name="T3">&lt;/</text:span><text:span text:style-name="T4">xs:simpleType</text:span><text:span text:style-name="T3">&gt;</text:span></text:p>
      <text:p text:style-name="P17"/>
      <text:p text:style-name="P16"><text:span text:style-name="T6"><text:s/></text:span><text:span text:style-name="T9">&lt;!-- Tipus de dada simple de tipus numèric que</text:span></text:p>
      <text:p text:style-name="P16"><text:span text:style-name="T9"><text:s text:c="3"/>només admet els valors enters superior o iguals</text:span></text:p>
      <text:p text:style-name="P16"><text:soft-page-break/><text:span text:style-name="T9"><text:s text:c="3"/>a 2002--&gt;</text:span></text:p>
      <text:p text:style-name="P16"><text:span text:style-name="T6"><text:s/></text:span><text:span text:style-name="T3">&lt;</text:span><text:span text:style-name="T4">xs:simpleType</text:span><text:span text:style-name="T6"> <text:s/></text:span><text:span text:style-name="T5">name</text:span><text:span text:style-name="T6">=</text:span><text:span text:style-name="T8">"yearCN"</text:span><text:span text:style-name="T3">&gt;</text:span></text:p>
      <text:p text:style-name="P16"><text:span text:style-name="T6"><text:s/></text:span><text:span text:style-name="T3">&lt;/</text:span><text:span text:style-name="T4">xs:simpleType</text:span><text:span text:style-name="T3">&gt;</text:span></text:p>
      <text:p text:style-name="P17"/>
      <text:p text:style-name="P16"><text:span text:style-name="T6"><text:s/></text:span><text:span text:style-name="T9"><text:s text:c="2"/>&lt;!-- Tipus de dada simple de tipus admet valors</text:span></text:p>
      <text:p text:style-name="P16"><text:span text:style-name="T9"><text:tab/>numèrics enters no negatius. Cap equip podrà</text:span></text:p>
      <text:p text:style-name="P16"><text:span text:style-name="T9"><text:tab/>aconseguir més de 1000 punts en el mundial--&gt;</text:span><text:span text:style-name="T6"> </text:span></text:p>
      <text:p text:style-name="P16"><text:span text:style-name="T6"><text:s/></text:span><text:span text:style-name="T3">&lt;</text:span><text:span text:style-name="T4">xs:simpleType</text:span><text:span text:style-name="T6"> <text:s/></text:span><text:span text:style-name="T5">name</text:span><text:span text:style-name="T6">=</text:span><text:span text:style-name="T8">"pointCN"</text:span><text:span text:style-name="T3">&gt;</text:span></text:p>
      <text:p text:style-name="P16"><text:span text:style-name="T6"><text:s/></text:span><text:span text:style-name="T3">&lt;/</text:span><text:span text:style-name="T4">xs:simpleType</text:span><text:span text:style-name="T3">&gt;</text:span></text:p>
      <text:p text:style-name="P18"/>
      <text:p text:style-name="P19"/>
      <text:p text:style-name="P10"/>
      <text:p text:style-name="P10">Es demana:</text:p>
      <text:p text:style-name="P10"><text:span text:style-name="T10">1.     </text:span><text:span text:style-name="T12">(1 Punt)</text:span></text:p>
      <text:p text:style-name="P21"><text:span text:style-name="T11">Crea un document X</text:span><text:span text:style-name="T15">SD</text:span><text:span text:style-name="T11"> </text:span><text:span text:style-name="T15">que contingui els tipus de dades indicats anteriormetn i que trobaràs al document adjunt. <text:s/>El document XSD ha de complir amb els següents requeriments</text:span><text:span text:style-name="T11">:</text:span></text:p>
      <text:list xml:id="list1240182964" text:style-name="WWNum1">
        <text:list-item>
          <text:p text:style-name="P13"><text:span text:style-name="T15">Ha d’estar en l’espai de noms indicat a les notes del començament</text:span><text:span text:style-name="T11">.</text:span></text:p>
        </text:list-item>
        <text:list-item>
          <text:p text:style-name="P13"><text:span text:style-name="T15">Ha de tenir el nom adient a les inicials del teu nom i cognoms</text:span></text:p>
        </text:list-item>
        <text:list-item>
          <text:p text:style-name="P13"><text:span text:style-name="T15">El prefix de l’espai de noms del consorci w3c ha de ser compatible amb el document d’especificacions</text:span></text:p>
        </text:list-item>
        <text:list-item>
          <text:p text:style-name="P13"><text:span text:style-name="T15">El prefix de l’espai de noms del document ha de ser </text:span><text:span text:style-name="T17">NC</text:span><text:span text:style-name="T15">, en minúscules, és a dir, si el teu nom sencer és Bob Esponja, el prefix ha de ser </text:span><text:span text:style-name="T17">be</text:span><text:span text:style-name="T11">. </text:span><text:span text:style-name="T13">Nota.-</text:span><text:span text:style-name="T14"> </text:span><text:span text:style-name="T15">només s’admetran possibles canvis en el prefix si les inicials del vostre nom i cognoms coincideix amb el prefix del w3c</text:span></text:p>
        </text:list-item>
        <text:list-item>
          <text:p text:style-name="P15"><text:span text:style-name="T15">Ha de ser obligatori l’ús de prefixos en el document xml que vulguem validar contra aquest XSD</text:span></text:p>
        </text:list-item>
      </text:list>
      <text:p text:style-name="P22"/>
      <text:p text:style-name="P23"><text:span text:style-name="T15">Enganxa aquí el codi que has generat per aquesta part:</text:span></text:p>
      <text:p text:style-name="P22"/>
      <text:p text:style-name="P25"/>
      <text:p text:style-name="P25"/>
      <text:p text:style-name="P25"/>
      <text:p text:style-name="P20">2.     <text:span text:style-name="T1">(2 Punts)</text:span></text:p>
      <text:p text:style-name="P23"><text:span text:style-name="T15">Crea el tipus de dades simple </text:span><text:span text:style-name="T17">teamCN</text:span><text:span text:style-name="T15"> de manera que:</text:span></text:p>
      <text:list xml:id="list24924439165093" text:continue-numbering="true" text:style-name="WWNum1">
        <text:list-item>
          <text:p text:style-name="P27"><text:span text:style-name="T15">Ha de ser de tipus text.</text:span></text:p>
        </text:list-item>
        <text:list-item>
          <text:p text:style-name="P28"><text:span text:style-name="T15">Només pot admetre els valor </text:span><text:span text:style-name="T17">'Gauloises Yamaha Team', <text:s text:c="3"/>'Ducati Marlboro Team', 'Fiat Yamaha Team', 'Yamaha Factory Racing', 'Repsol Honda Team', 'Team SUZUKI ECSTAR'</text:span></text:p>
        </text:list-item>
      </text:list>
      <text:p text:style-name="P23"><text:span text:style-name="T15">Enganxa aquí el codi que has generat per aquesta part:</text:span></text:p>
      <text:p text:style-name="P24"/>
      <text:p text:style-name="P24"/>
      <text:p text:style-name="P29"/>
      <text:p text:style-name="P30"/>
      <text:p text:style-name="P26">3.     <text:span text:style-name="T1">(1 Punt)</text:span></text:p>
      <text:p text:style-name="P23"><text:span text:style-name="T15">Crea el tipus de dades simple </text:span><text:span text:style-name="T17">yearCN</text:span><text:span text:style-name="T15"> de manera que:</text:span></text:p>
      <text:list xml:id="list24926139195899" text:continue-numbering="true" text:style-name="WWNum1">
        <text:list-item>
          <text:p text:style-name="P27"><text:span text:style-name="T15">Ha de ser de tipus numèric.</text:span></text:p>
        </text:list-item>
        <text:list-item>
          <text:p text:style-name="P27"><text:span text:style-name="T15">Representa un any</text:span></text:p>
        </text:list-item>
        <text:list-item>
          <text:p text:style-name="P28"><text:span text:style-name="T15">El valor més petit admés és </text:span><text:span text:style-name="T17">2002</text:span><text:span text:style-name="T15">.</text:span></text:p>
        </text:list-item>
      </text:list>
      <text:p text:style-name="P29"/>
      <text:p text:style-name="P23"><text:span text:style-name="T15">Enganxa aquí el codi que has generat per aquesta part:</text:span></text:p>
      <text:p text:style-name="P24"/>
      <text:p text:style-name="P24"/>
      <text:p text:style-name="P31">4.     <text:span text:style-name="T1">(2 Punts)</text:span></text:p>
      <text:p text:style-name="P23"><text:span text:style-name="T15">Crea el tipus de dades simple </text:span><text:span text:style-name="T17">pointCN</text:span><text:span text:style-name="T15"> de manera que:</text:span></text:p>
      <text:list xml:id="list24925009633409" text:continue-numbering="true" text:style-name="WWNum1">
        <text:list-item>
          <text:p text:style-name="P27"><text:span text:style-name="T15">Ha de ser de tipus numèric.</text:span></text:p>
        </text:list-item>
        <text:list-item>
          <text:p text:style-name="P27"><text:span text:style-name="T15">No ha de permetre valors negatius </text:span></text:p>
        </text:list-item>
        <text:list-item>
          <text:p text:style-name="P28"><text:span text:style-name="T15">Podem assegurar que cap equip aconseguirà més de 1000 punts en el mundial.</text:span></text:p>
        </text:list-item>
      </text:list>
      <text:p text:style-name="P29"/>
      <text:p text:style-name="P23"><text:span text:style-name="T15">Enganxa aquí el codi que has generat per aquesta part:</text:span></text:p>
      <text:p text:style-name="P24"/>
      <text:p text:style-name="P24"/>
      <text:p text:style-name="P24"/>
      <text:p text:style-name="P31"><text:soft-page-break/>5.     <text:span text:style-name="T1">(1 Punts)</text:span></text:p>
      <text:p text:style-name="P23"><text:span text:style-name="T15">Modifica el tipus de dades complex </text:span><text:span text:style-name="T17">championshipDescCN</text:span><text:span text:style-name="T15"> per tal que admeti els tipus de dades simple que heu creat i sigui coherent amb el document </text:span><text:span text:style-name="T17">champinoship.xml</text:span><text:span text:style-name="T15"> que hem adjuntat:</text:span></text:p>
      <text:p text:style-name="P29"/>
      <text:p text:style-name="P23"><text:span text:style-name="T15">Enganxa aquí el codi que has generat per aquesta part:</text:span></text:p>
      <text:p text:style-name="P24"/>
      <text:p text:style-name="P24"/>
      <text:p text:style-name="P31">6.     <text:span text:style-name="T1">(2 Punts)</text:span></text:p>
      <text:p text:style-name="P23"><text:span text:style-name="T15">Crea un tipus de dades complex </text:span><text:span text:style-name="T17">champinoshipsCN</text:span><text:span text:style-name="T15"> per tal d’encabir l’element arrel i fills del document </text:span><text:span text:style-name="T17">champinoship.xml</text:span><text:span text:style-name="T15"> adjunt. Crea també tots aquells descriptors que consideris necessaris per tal que el document xml validi correctament.</text:span></text:p>
      <text:p text:style-name="P29"/>
      <text:p text:style-name="P23"><text:span text:style-name="T15">Enganxa aquí el codi que has generat per aquesta part:</text:span></text:p>
      <text:p text:style-name="P25"/>
      <text:p text:style-name="P24"/>
      <text:p text:style-name="P31">7.     <text:span text:style-name="T1">(1 Punt)</text:span></text:p>
      <text:p text:style-name="P23"><text:span text:style-name="T15">Fes els passos que creguis oportuns per tal d’enllaçar el document </text:span><text:span text:style-name="T17">champinoship.xml</text:span><text:span text:style-name="T15"> adjunt amb el document xsd que has creat.</text:span></text:p>
      <text:p text:style-name="P29"/>
      <text:p text:style-name="P23"><text:span text:style-name="T15">Enganxa aquí el codi que has generat per aquesta p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a"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Liberation Serif" fo:font-family="'Liberation Serif'"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80" style:font-name="Arial" fo:font-family="Arial" style:font-family-generic="roman" style:font-pitch="variable" fo:font-size="7pt" style:text-underline-style="solid" style:text-underline-width="auto" style:text-underline-color="font-color" fo:font-weight="bold" style:font-name-asian="Arial1" style:font-family-asian="Arial" style:font-family-generic-asian="system" style:font-pitch-asian="variable" style:font-size-asian="7pt" style:font-weight-asian="bold" style:font-name-complex="Arial1" style:font-family-complex="Arial" style:font-family-generic-complex="system" style:font-pitch-complex="variable"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6833in" fo:margin-left="0.0146in" fo:margin-top="0in" fo:margin-bottom="0in" table:align="left"/>
    </style:style>
    <style:style style:name="Table1.A" style:family="table-column">
      <style:table-column-properties style:column-width="1.0618in"/>
    </style:style>
    <style:style style:name="Table1.B" style:family="table-column">
      <style:table-column-properties style:column-width="0.0514in"/>
    </style:style>
    <style:style style:name="Table1.C" style:family="table-column">
      <style:table-column-properties style:column-width="1.1139in"/>
    </style:style>
    <style:style style:name="Table1.D" style:family="table-column">
      <style:table-column-properties style:column-width="1.5743in"/>
    </style:style>
    <style:style style:name="Table1.E" style:family="table-column">
      <style:table-column-properties style:column-width="0.4896in"/>
    </style:style>
    <style:style style:name="Table1.F" style:family="table-column">
      <style:table-column-properties style:column-width="0.8854in"/>
    </style:style>
    <style:style style:name="Table1.G" style:family="table-column">
      <style:table-column-properties style:column-width="0.0521in"/>
    </style:style>
    <style:style style:name="Table1.H" style:family="table-column">
      <style:table-column-properties style:column-width="0.5313in"/>
    </style:style>
    <style:style style:name="Table1.I" style:family="table-column">
      <style:table-column-properties style:column-width="0.9229in"/>
    </style:style>
    <style:style style:name="Table1.1" style:family="table-row">
      <style:table-row-properties style:min-row-height="0.5625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1979in" fo:keep-together="auto"/>
    </style:style>
    <style:style style:name="Table1.A2" style:family="table-cell">
      <style:table-cell-properties style:vertical-align="bottom" fo:padding-left="0.075in" fo:padding-right="0.075in" fo:padding-top="0in" fo:padding-bottom="0in" fo:border="none"/>
    </style:style>
    <style:style style:name="Table1.3" style:family="table-row">
      <style:table-row-properties fo:keep-together="auto"/>
    </style:style>
    <style:style style:name="Table1.A3" style:family="table-cell">
      <style:table-cell-properties style:vertical-align="middle" fo:padding-left="0.075in" fo:padding-right="0.075in" fo:padding-top="0in" fo:padding-bottom="0in" fo:border="none"/>
    </style:style>
    <style:style style:name="Table1.4" style:family="table-row">
      <style:table-row-properties style:min-row-height="0.2201in" fo:keep-together="auto"/>
    </style:style>
    <style:style style:name="Table1.5" style:family="table-row">
      <style:table-row-properties style:min-row-height="0.0854in" fo:keep-together="auto"/>
    </style:style>
    <style:style style:name="Table1.6" style:family="table-row">
      <style:table-row-properties style:min-row-height="0.2722in" fo:keep-together="auto"/>
    </style:style>
    <style:style style:name="Table1.A6" style:family="table-cell">
      <style:table-cell-properties style:vertical-align="middle" fo:padding-left="0.075in" fo:padding-right="0.075in" fo:padding-top="0in" fo:padding-bottom="0in" fo:border-left="none" fo:border-right="none" fo:border-top="none" fo:border-bottom="1pt solid #000000"/>
    </style:style>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line-height="115%"/>
    </style:style>
    <style:style style:name="MP3" style:family="paragraph" style:parent-style-name="Standard">
      <style:text-properties style:font-name="Arial" fo:font-size="9pt" style:font-name-asian="Arial1" style:font-size-asian="9pt" style:font-name-complex="Arial1" style:font-size-complex="9pt"/>
    </style:style>
    <style:style style:name="MP4" style:family="paragraph" style:parent-style-name="Standard">
      <style:paragraph-properties fo:orphans="2" fo:widows="2"/>
    </style:style>
    <style:style style:name="MP5" style:family="paragraph" style:parent-style-name="Standard">
      <style:paragraph-properties fo:orphans="2" fo:widows="2"/>
      <style:text-properties style:font-name="Arial" fo:font-size="7pt" style:font-name-asian="Arial1" style:font-size-asian="7pt" style:font-name-complex="Arial1" style:font-size-complex="7pt"/>
    </style:style>
    <style:style style:name="MP6" style:family="paragraph" style:parent-style-name="Standard">
      <style:paragraph-properties fo:orphans="2" fo:widows="2"/>
      <style:text-properties style:font-name="Arial" fo:font-size="10pt" style:font-name-asian="Arial1" style:font-size-asian="10pt" style:font-name-complex="Arial1" style:font-size-complex="10pt"/>
    </style:style>
    <style:style style:name="MP7" style:family="paragraph" style:parent-style-name="Standard">
      <style:paragraph-properties fo:text-align="center" style:justify-single-word="false"/>
    </style:style>
    <style:style style:name="MP8" style:family="paragraph" style:parent-style-name="Standard">
      <style:paragraph-properties fo:text-align="end" style:justify-single-word="false"/>
    </style:style>
    <style:style style:name="MP9" style:family="paragraph" style:parent-style-name="Standard">
      <style:paragraph-properties fo:text-align="end" style:justify-single-word="false"/>
      <style:text-properties style:font-name="Arial" fo:font-size="8pt" fo:font-weight="bold" style:font-name-asian="Arial1" style:font-size-asian="8pt" style:font-weight-asian="bold" style:font-name-complex="Arial1" style:font-size-complex="8pt"/>
    </style:style>
    <style:style style:name="MP10" style:family="paragraph" style:parent-style-name="Standard">
      <style:text-properties style:font-name="Arial" fo:font-size="10pt" fo:font-weight="bold" style:font-name-asian="Arial1" style:font-size-asian="10pt" style:font-weight-asian="bold" style:font-name-complex="Arial1" style:font-size-complex="10pt"/>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2" style:family="text">
      <style:text-properties style:font-name="Arial" fo:font-size="10pt" style:font-name-asian="Arial1" style:font-size-asian="10pt" style:font-name-complex="Arial1" style:font-size-complex="10pt"/>
    </style:style>
    <style:style style:name="MT3" style:family="text">
      <style:text-properties style:font-name="Arial" fo:font-size="11pt" fo:font-weight="bold" style:font-name-asian="Arial1" style:font-size-asian="11pt" style:font-weight-asian="bold" style:font-name-complex="Arial1" style:font-size-complex="11pt"/>
    </style:style>
    <style:style style:name="MT4" style:family="text">
      <style:text-properties style:font-name="Arial" fo:font-size="7pt" style:font-name-asian="Arial1" style:font-size-asian="7pt" style:font-name-complex="Arial1" style:font-size-complex="7pt"/>
    </style:style>
    <style:style style:name="MT5" style:family="text">
      <style:text-properties fo:color="#000080" style:font-name="Arial" fo:font-size="7pt" style:text-underline-style="solid" style:text-underline-width="auto" style:text-underline-color="font-color" fo:font-weight="bold" style:font-name-asian="Arial1" style:font-size-asian="7pt" style:font-weight-asian="bold" style:font-name-complex="Arial1" style:font-size-complex="7pt"/>
    </style:style>
    <style:style style:name="MT6" style:family="text">
      <style:text-properties style:font-name="Arial" fo:font-size="8pt" fo:font-weight="bold" style:font-name-asian="Arial1" style:font-size-asian="8pt" style:font-weight-asian="bold" style:font-name-complex="Arial1" style:font-size-complex="8pt"/>
    </style:style>
    <style:style style:name="MT7" style:family="text">
      <style:text-properties style:font-name="Arial" fo:font-size="10pt" fo:font-weight="bold" style:font-name-asian="Arial1" style:font-size-asian="10pt" style:font-weight-asian="bold" style:font-name-complex="Arial1" style:font-size-complex="10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689in" fo:margin-bottom="0.5472in" fo:margin-left="0.7874in" fo:margin-right="0.7874in" style:writing-mode="lr-tb" style:layout-grid-color="#c0c0c0" style:layout-grid-lines="2487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3681in" fo:margin-left="0in" fo:margin-right="0in" fo:margin-top="0.3283in" style:dynamic-spacing="true"/>
      </style:footer-style>
    </style:page-layout>
  </office:automatic-styles>
  <office:master-styles>
    <style:master-page style:name="Standard" style:page-layout-name="Mpm1">
      <style:header>
        <text:p text:style-name="Standard"/>
      </style:header>
      <style:footer>
        <text:p text:style-name="MP1"><text:span text:style-name="MT1"><text:tab/>Pàgina </text:span><text:page-number text:select-page="current">3</text:page-number><text:span text:style-name="MT1"><text:s/>de </text:span><text:page-count>3</text:page-count></text:p>
      </style:footer>
    </style:master-page>
    <style:master-page style:name="First_20_Page" style:display-name="First Page" style:page-layout-name="Mpm1" style:next-style-name="Standard">
      <style:header>
        <text:p text:style-name="M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MP3"><draw:frame draw:style-name="Mfr1" draw:name="image1.png" text:anchor-type="char" svg:x="0.0264in" svg:y="0.0882in" svg:width="0.4839in" svg:height="0.5516in" draw:z-index="1"><draw:image xlink:href="Pictures/100002010000005D0000006A551DA5D7624CBE0D.png" xlink:type="simple" xlink:show="embed" xlink:actuate="onLoad" loext:mime-type="image/png"/></draw:frame></text:p>
            </table:table-cell>
            <table:covered-table-cell/>
            <table:table-cell table:style-name="Table1.A1" office:value-type="string">
              <text:p text:style-name="MP4"><text:span text:style-name="MT2">Generalitat de Catalunya, Departament d'Ensenyament</text:span></text:p>
              <text:p text:style-name="MP4"><text:span text:style-name="MT3">Institut Cirviànum de Torelló</text:span></text:p>
              <text:p text:style-name="MP4"><text:span text:style-name="MT4">C/ Ausiàs March, s/n 08570 Torelló</text:span></text:p>
              <text:p text:style-name="MP4"><text:span text:style-name="MT4">Telèfon <text:s/>93 859 48 41, Fax <text:s/>93 859 48 43</text:span></text:p>
              <text:p text:style-name="MP5"/>
              <text:p text:style-name="MP4"><text:a xlink:type="simple" xlink:href="http://www.cirvianum.cat/" text:style-name="ListLabel_20_19" text:visited-style-name="ListLabel_20_19"><text:span text:style-name="MT5">www.cirvianum.cat</text:span></text:a></text:p>
            </table:table-cell>
            <table:table-cell table:style-name="Table1.A1" table:number-columns-spanned="6" office:value-type="string">
              <text:p text:style-name="MP6"><draw:frame draw:style-name="Mfr1" draw:name="image2.png" text:anchor-type="char" svg:x="2.6909in" svg:y="0.0008in" svg:width="1.311in" svg:height="0.6772in" draw:z-index="0"><draw:image xlink:href="Pictures/10000000000000990000004F6330C6619690EA06.png" xlink:type="simple" xlink:show="embed" xlink:actuate="onLoad" loext:mime-type="image/png"/></draw:frame></text:p>
            </table:table-cell>
            <table:covered-table-cell/>
            <table:covered-table-cell/>
            <table:covered-table-cell/>
            <table:covered-table-cell/>
            <table:covered-table-cell/>
          </table:table-row>
          <table:table-row table:style-name="Table1.2">
            <table:table-cell table:style-name="Table1.A2" table:number-columns-spanned="9" office:value-type="string">
              <text:p text:style-name="MP7"><text:span text:style-name="MT6">Departament de Cicles Formatius</text:span></text:p>
            </table:table-cell>
            <table:covered-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MP8"><text:span text:style-name="MT7">Cicle:</text:span></text:p>
            </table:table-cell>
            <table:table-cell table:style-name="Table1.A3" table:number-columns-spanned="5" office:value-type="string">
              <text:p text:style-name="Standard"><text:span text:style-name="MT7">CFGS - Desenvolupament d'Aplicacions Web</text:span></text:p>
            </table:table-cell>
            <table:covered-table-cell/>
            <table:covered-table-cell/>
            <table:covered-table-cell/>
            <table:covered-table-cell/>
            <table:table-cell table:style-name="Table1.A3" table:number-columns-spanned="3" office:value-type="string">
              <text:p text:style-name="Standard"><text:span text:style-name="MT7">Curs 2020-21</text:span></text:p>
            </table:table-cell>
            <table:covered-table-cell/>
            <table:covered-table-cell/>
          </table:table-row>
          <table:table-row table:style-name="Table1.4">
            <table:table-cell table:style-name="Table1.A3" office:value-type="string">
              <text:p text:style-name="MP8"><text:span text:style-name="MT7">Mòdul :</text:span></text:p>
            </table:table-cell>
            <table:table-cell table:style-name="Table1.A3" table:number-columns-spanned="3" office:value-type="string">
              <text:p text:style-name="Standard"><text:span text:style-name="MT7">M04 – Llenguatges de Marques i Sistemes de Gestió de la Informació</text:span></text:p>
            </table:table-cell>
            <table:covered-table-cell/>
            <table:covered-table-cell/>
            <table:table-cell table:style-name="Table1.A3" office:value-type="string">
              <text:p text:style-name="MP8"><text:span text:style-name="MT7">UF1:</text:span></text:p>
              <text:p text:style-name="MP8"><text:span text:style-name="MT7"><text:s/>NF3:</text:span></text:p>
            </table:table-cell>
            <table:table-cell table:style-name="Table1.A3" table:number-columns-spanned="4" office:value-type="string">
              <text:p text:style-name="Standard"><text:span text:style-name="MT7">Programació amb XML</text:span></text:p>
              <text:p text:style-name="Standard"><text:span text:style-name="MT7">Esquemes i Vocabularis</text:span></text:p>
            </table:table-cell>
            <table:covered-table-cell/>
            <table:covered-table-cell/>
            <table:covered-table-cell/>
          </table:table-row>
          <table:table-row table:style-name="Table1.5">
            <table:table-cell table:style-name="Table1.A2" table:number-columns-spanned="9" office:value-type="string">
              <text:p text:style-name="MP9"/>
            </table:table-cell>
            <table:covered-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MP8"><text:span text:style-name="MT7">Alumne:</text:span></text:p>
            </table:table-cell>
            <table:table-cell table:style-name="Table1.A6" table:number-columns-spanned="3" office:value-type="string">
              <text:p text:style-name="MP10"/>
            </table:table-cell>
            <table:covered-table-cell/>
            <table:covered-table-cell/>
            <table:table-cell table:style-name="Table1.A6" office:value-type="string">
              <text:p text:style-name="MP8"><text:span text:style-name="MT7">Curs:</text:span></text:p>
            </table:table-cell>
            <table:table-cell table:style-name="Table1.A6" table:number-columns-spanned="2" office:value-type="string">
              <text:p text:style-name="MP10"/>
            </table:table-cell>
            <table:covered-table-cell/>
            <table:table-cell table:style-name="Table1.A6" office:value-type="string">
              <text:p text:style-name="Standard"><text:span text:style-name="MT7">Data:</text:span></text:p>
            </table:table-cell>
            <table:table-cell table:style-name="Table1.A6" office:value-type="string">
              <text:p text:style-name="MP10"/>
            </table:table-cell>
          </table:table-row>
        </table:table>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3" meta:paragraph-count="109" meta:word-count="856" meta:character-count="6152" meta:non-whitespace-character-count="5282"/>
    <meta:generator>LibreOfficeDev/6.0.5.2$Linux_X86_64 LibreOffice_project/</meta:generator>
  </office:meta>
</office:document-meta>
</file>